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break-before="auto" fo:line-height="100%" style:writing-mode="lr-tb"/>
    </style:style>
    <style:style style:name="P29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30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3" style:family="table">
      <style:table-properties table:align="left" style:width="17.59cm" fo:margin-left="0cm"/>
    </style:style>
    <style:style style:name="Column3" style:family="table-column">
      <style:table-column-properties style:column-width="17.59cm"/>
    </style:style>
    <style:style style:name="Row6" style:family="table-row"/>
    <style:style style:name="Cell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" style:family="table">
      <style:table-properties table:align="left" style:width="11.88cm" fo:margin-left="1.826cm"/>
    </style:style>
    <style:style style:name="Column4" style:family="table-column">
      <style:table-column-properties style:column-width="11.88cm"/>
    </style:style>
    <style:style style:name="Row8" style:family="table-row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1.27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1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break-before="auto" fo:line-height="100%" style:writing-mode="lr-tb"/>
    </style:style>
    <style:style style:name="P61" style:family="paragraph" style:parent-style-name="Standard">
      <style:paragraph-properties fo:break-before="auto" fo:line-height="100%" style:writing-mode="lr-tb"/>
    </style:style>
    <style:style style:name="P6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6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5" style:family="table">
      <style:table-properties table:align="left" style:width="17.59cm" fo:margin-left="0cm"/>
    </style:style>
    <style:style style:name="Column5" style:family="table-column">
      <style:table-column-properties style:column-width="17.59cm"/>
    </style:style>
    <style:style style:name="Row14" style:family="table-row"/>
    <style:style style:name="Cell1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" style:family="table">
      <style:table-properties table:align="left" style:width="12.118cm" fo:margin-left="1.773cm"/>
    </style:style>
    <style:style style:name="Column6" style:family="table-column">
      <style:table-column-properties style:column-width="12.118cm"/>
    </style:style>
    <style:style style:name="Row1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1.27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2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break-before="auto" fo:line-height="100%" style:writing-mode="lr-tb"/>
    </style:style>
    <style:style style:name="P86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7" style:family="table">
      <style:table-properties table:align="left" style:width="17.59cm" fo:margin-left="0cm"/>
    </style:style>
    <style:style style:name="Column7" style:family="table-column">
      <style:table-column-properties style:column-width="17.59cm"/>
    </style:style>
    <style:style style:name="Row22" style:family="table-row"/>
    <style:style style:name="Cell2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8" style:family="table">
      <style:table-properties table:align="left" style:width="12.118cm" fo:margin-left="1.773cm"/>
    </style:style>
    <style:style style:name="Column8" style:family="table-column">
      <style:table-column-properties style:column-width="12.118cm"/>
    </style:style>
    <style:style style:name="Row24" style:family="table-row"/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1.27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2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break-before="auto" fo:line-height="100%" style:writing-mode="lr-tb"/>
    </style:style>
    <style:style style:name="P107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08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SCRATCH</text:span><text:span text:style-name="T3_2"><text:s/></text:span><text:span text:style-name="T3_3">Programming</text:span><text:span text:style-name="T3_4"><text:s/></text:span><text:span text:style-name="T3_5">Beginner</text:span></text:p>
      <text:p text:style-name="P4"/>
      <text:p text:style-name="P5"><text:span text:style-name="T5_1">Quiz</text:span><text:span text:style-name="T5_2"><text:s/>8:</text:span><text:span text:style-name="T5_3">More</text:span><text:span text:style-name="T5_4"><text:s/></text:span><text:span text:style-name="T5_5">Block</text:span><text:span text:style-name="T5_6"><text:s/></text:span><text:span text:style-name="T5_7">Programming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cover</text:span><text:span text:style-name="T9_8"><text:s/></text:span><text:span text:style-name="T9_9">the</text:span><text:span text:style-name="T9_10"><text:s/></text:span><text:span text:style-name="T9_11">eight</text:span><text:span text:style-name="T9_12"><text:s/></text:span><text:span text:style-name="T9_13">SCRATCH</text:span><text:span text:style-name="T9_14"><text:s/></text:span><text:span text:style-name="T9_15">Programming</text:span><text:span text:style-name="T9_16"><text:s/></text:span><text:span text:style-name="T9_17">Beginner</text:span><text:span text:style-name="T9_18"><text:s/></text:span><text:span text:style-name="T9_19">class</text:span><text:span text:style-name="T9_20">.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graded</text:span><text:span text:style-name="T11_8">!</text:span></text:p>
          </table:table-cell>
        </table:table-row>
      </table:table>
      <text:p text:style-name="P12"/>
      <text:p text:style-name="P13"/>
      <table:table table:style-name="Table2">
        <table:table-column table:style-name="Column2"/>
        <table:table-row table:style-name="Row2">
          <table:table-cell table:style-name="Cell2">
            <text:p text:style-name="P14"><text:span text:style-name="T14_1">Question</text:span><text:span text:style-name="T14_2"><text:s/>1</text:span></text:p>
          </table:table-cell>
        </table:table-row>
        <table:table-row table:style-name="Row3">
          <table:table-cell table:style-name="Cell3">
            <text:p text:style-name="P15"><text:span text:style-name="T15_1">What</text:span><text:span text:style-name="T15_2"><text:s/></text:span><text:span text:style-name="T15_3">kind</text:span><text:span text:style-name="T15_4"><text:s/></text:span><text:span text:style-name="T15_5">of</text:span><text:span text:style-name="T15_6"><text:s/></text:span><text:span text:style-name="T15_7">expression</text:span><text:span text:style-name="T15_8"><text:s/></text:span><text:span text:style-name="T15_9">is</text:span><text:span text:style-name="T15_10"><text:s/></text:span><text:span text:style-name="T15_11">mouse</text:span><text:span text:style-name="T15_12">-</text:span><text:span text:style-name="T15_13">down</text:span><text:span text:style-name="T15_14">?</text:span></text:p>
            <text:p text:style-name="P16"/>
            <text:list text:style-name="LS1" xml:id="list0">
              <text:list-item>
                <text:p text:style-name="P17"><text:span text:style-name="T17_1">Its</text:span><text:span text:style-name="T17_2"><text:s/></text:span><text:span text:style-name="T17_3">a</text:span><text:span text:style-name="T17_4"><text:s/></text:span><text:span text:style-name="T17_5">Boolean</text:span><text:span text:style-name="T17_6"><text:s/></text:span><text:span text:style-name="T17_7">expression</text:span><text:span text:style-name="T17_8"><text:s/></text:span><text:span text:style-name="T17_9">that</text:span><text:span text:style-name="T17_10"><text:s/></text:span><text:span text:style-name="T17_11">returns</text:span><text:span text:style-name="T17_12"><text:s/></text:span><text:span text:style-name="T17_13">True</text:span><text:span text:style-name="T17_14"><text:s/></text:span><text:span text:style-name="T17_15">if</text:span><text:span text:style-name="T17_16"><text:s/></text:span><text:span text:style-name="T17_17">the</text:span><text:span text:style-name="T17_18"><text:s/></text:span><text:span text:style-name="T17_19">mouse</text:span><text:span text:style-name="T17_20"><text:s/></text:span><text:span text:style-name="T17_21">is</text:span><text:span text:style-name="T17_22"><text:s/></text:span><text:span text:style-name="T17_23">down</text:span></text:p>
              </text:list-item>
              <text:list-item>
                <text:p text:style-name="P18"><text:span text:style-name="T18_1">Its</text:span><text:span text:style-name="T18_2"><text:s/></text:span><text:span text:style-name="T18_3">a</text:span><text:span text:style-name="T18_4"><text:s/></text:span><text:span text:style-name="T18_5">Integer</text:span><text:span text:style-name="T18_6"><text:s/></text:span><text:span text:style-name="T18_7">expression</text:span><text:span text:style-name="T18_8"><text:s/></text:span><text:span text:style-name="T18_9">that</text:span><text:span text:style-name="T18_10"><text:s/></text:span><text:span text:style-name="T18_11">returns</text:span><text:span text:style-name="T18_12"><text:s/></text:span><text:span text:style-name="T18_13">the</text:span><text:span text:style-name="T18_14"><text:s/></text:span><text:span text:style-name="T18_15">number</text:span><text:span text:style-name="T18_16"><text:s/></text:span><text:span text:style-name="T18_17">of</text:span><text:span text:style-name="T18_18"><text:s/></text:span><text:span text:style-name="T18_19">times</text:span><text:span text:style-name="T18_20"><text:s/></text:span><text:span text:style-name="T18_21">the</text:span><text:span text:style-name="T18_22"><text:s/></text:span><text:span text:style-name="T18_23">mouse</text:span><text:span text:style-name="T18_24"><text:s/></text:span><text:span text:style-name="T18_25">is</text:span><text:span text:style-name="T18_26"><text:s/></text:span><text:span text:style-name="T18_27">down</text:span></text:p>
              </text:list-item>
            </text:list>
            <text:p text:style-name="P19"/>
            <text:p text:style-name="P20"><text:span text:style-name="T20_1">Write</text:span><text:span text:style-name="T20_2"><text:s/>1<text:s/></text:span><text:span text:style-name="T20_3">in</text:span><text:span text:style-name="T20_4"><text:s/></text:span><text:span text:style-name="T20_5">the</text:span><text:span text:style-name="T20_6"><text:s/></text:span><text:span text:style-name="T20_7">answer</text:span><text:span text:style-name="T20_8"><text:s/></text:span><text:span text:style-name="T20_9">box</text:span><text:span text:style-name="T20_10"><text:s/></text:span><text:span text:style-name="T20_11">below</text:span><text:span text:style-name="T20_12"><text:s/></text:span><text:span text:style-name="T20_13">if</text:span><text:span text:style-name="T20_14"><text:s/></text:span><text:span text:style-name="T20_15">you</text:span><text:span text:style-name="T20_16"><text:s/></text:span><text:span text:style-name="T20_17">think</text:span><text:span text:style-name="T20_18"><text:s/></text:span><text:span text:style-name="T20_19">Option</text:span><text:span text:style-name="T20_20"><text:s/>1<text:s/></text:span><text:span text:style-name="T20_21">is</text:span><text:span text:style-name="T20_22"><text:s/></text:span><text:span text:style-name="T20_23">the</text:span><text:span text:style-name="T20_24"><text:s/></text:span><text:span text:style-name="T20_25">correct</text:span><text:span text:style-name="T20_26"><text:s/></text:span><text:span text:style-name="T20_27">answer</text:span></text:p>
            <text:p text:style-name="P21"><text:span text:style-name="T21_1">Write</text:span><text:span text:style-name="T21_2"><text:s/>2<text:s/></text:span><text:span text:style-name="T21_3">in</text:span><text:span text:style-name="T21_4"><text:s/></text:span><text:span text:style-name="T21_5">the</text:span><text:span text:style-name="T21_6"><text:s/></text:span><text:span text:style-name="T21_7">answer</text:span><text:span text:style-name="T21_8"><text:s/></text:span><text:span text:style-name="T21_9">box</text:span><text:span text:style-name="T21_10"><text:s/></text:span><text:span text:style-name="T21_11">below</text:span><text:span text:style-name="T21_12"><text:s/></text:span><text:span text:style-name="T21_13">if</text:span><text:span text:style-name="T21_14"><text:s/></text:span><text:span text:style-name="T21_15">you</text:span><text:span text:style-name="T21_16"><text:s/></text:span><text:span text:style-name="T21_17">think</text:span><text:span text:style-name="T21_18"><text:s/></text:span><text:span text:style-name="T21_19">Option</text:span><text:span text:style-name="T21_20"><text:s/>2<text:s/></text:span><text:span text:style-name="T21_21">is</text:span><text:span text:style-name="T21_22"><text:s/></text:span><text:span text:style-name="T21_23">the</text:span><text:span text:style-name="T21_24"><text:s/></text:span><text:span text:style-name="T21_25">correct</text:span><text:span text:style-name="T21_26"><text:s/></text:span><text:span text:style-name="T21_27">answer</text:span></text:p>
            <text:p text:style-name="P22"/>
            <text:p text:style-name="P23"><text:span text:style-name="T23_1">Write</text:span><text:span text:style-name="T23_2"><text:s/></text:span><text:span text:style-name="T23_3">your</text:span><text:span text:style-name="T23_4"><text:s/></text:span><text:span text:style-name="T23_5">answer</text:span><text:span text:style-name="T23_6"><text:s/></text:span><text:span text:style-name="T23_7">below</text:span></text:p>
          </table:table-cell>
        </table:table-row>
        <table:table-row table:style-name="Row4">
          <table:table-cell table:style-name="Cell4">
            <text:p text:style-name="P24"><text:span text:style-name="T24_1">Answer</text:span></text:p>
          </table:table-cell>
        </table:table-row>
        <table:table-row table:style-name="Row5">
          <table:table-cell table:style-name="Cell5">
            <text:p text:style-name="P25"/>
            <text:p text:style-name="P26"/>
            <text:p text:style-name="P27"/>
          </table:table-cell>
        </table:table-row>
      </table:table>
      <text:p text:style-name="P28"/>
      <text:p text:style-name="P29"/>
      <text:p text:style-name="P30"/>
      <table:table table:style-name="Table3">
        <table:table-column table:style-name="Column3"/>
        <table:table-row table:style-name="Row6">
          <table:table-cell table:style-name="Cell6">
            <text:p text:style-name="P31"><text:span text:style-name="T31_1">Question</text:span><text:span text:style-name="T31_2"><text:s/>2</text:span></text:p>
          </table:table-cell>
        </table:table-row>
        <table:table-row table:style-name="Row7">
          <table:table-cell table:style-name="Cell7">
            <text:p text:style-name="P32"><text:span text:style-name="T32_1">A</text:span><text:span text:style-name="T32_2"><text:s/></text:span><text:span text:style-name="T32_3">student</text:span><text:span text:style-name="T32_4"><text:s/></text:span><text:span text:style-name="T32_5">creates</text:span><text:span text:style-name="T32_6"><text:s/></text:span><text:span text:style-name="T32_7">the</text:span><text:span text:style-name="T32_8"><text:s/></text:span><text:span text:style-name="T32_9">following</text:span><text:span text:style-name="T32_10"><text:s/></text:span><text:span text:style-name="T32_11">Script</text:span><text:span text:style-name="T32_12"><text:s/></text:span><text:span text:style-name="T32_13">for</text:span><text:span text:style-name="T32_14"><text:s/></text:span><text:span text:style-name="T32_15">a</text:span><text:span text:style-name="T32_16"><text:s/></text:span><text:span text:style-name="T32_17">Sprite</text:span></text:p>
            <text:p text:style-name="P33"/>
            <text:p text:style-name="P34"/>
            <table:table table:style-name="Table4">
              <table:table-column table:style-name="Column4"/>
              <table:table-row table:style-name="Row8">
                <table:table-cell table:style-name="Cell8">
                  <text:p text:style-name="P35"><text:span text:style-name="T35_1">When</text:span><text:span text:style-name="T35_2"><text:s/></text:span><text:span text:style-name="T35_3">Flag</text:span><text:span text:style-name="T35_4"><text:s/></text:span><text:span text:style-name="T35_5">Clicked</text:span></text:p>
                </table:table-cell>
              </table:table-row>
              <table:table-row table:style-name="Row9">
                <table:table-cell table:style-name="Cell9">
                  <text:p text:style-name="P36"><text:span text:style-name="T36_1">turn</text:span><text:span text:style-name="T36_2"><text:s/></text:span><text:span text:style-name="T36_3">in</text:span><text:span text:style-name="T36_4"><text:s/></text:span><text:span text:style-name="T36_5">direction</text:span><text:span text:style-name="T36_6"><text:s/>90</text:span></text:p>
                </table:table-cell>
              </table:table-row>
              <table:table-row table:style-name="Row10">
                <table:table-cell table:style-name="Cell10">
                  <text:p text:style-name="P37"><text:span text:style-name="T37_1">repeat</text:span><text:span text:style-name="T37_2"><text:s/>12</text:span></text:p>
                </table:table-cell>
              </table:table-row>
              <table:table-row table:style-name="Row11">
                <table:table-cell table:style-name="Cell11">
                  <text:p text:style-name="P38"><text:span text:style-name="T38_1">turn</text:span><text:span text:style-name="T38_2"><text:s/>15<text:s/></text:span><text:span text:style-name="T38_3">degrees</text:span></text:p>
                </table:table-cell>
              </table:table-row>
            </table:table>
            <text:p text:style-name="P39"/>
            <text:p text:style-name="P40"/>
            <text:p text:style-name="P41"><text:span text:style-name="T41_1">90<text:s/></text:span><text:span text:style-name="T41_2">degrees</text:span><text:span text:style-name="T41_3"><text:s/></text:span><text:span text:style-name="T41_4">represents</text:span><text:span text:style-name="T41_5"><text:s/></text:span><text:span text:style-name="T41_6">right</text:span></text:p>
            <text:p text:style-name="P42"><text:span text:style-name="T42_1">-90<text:s/></text:span><text:span text:style-name="T42_2">degrees</text:span><text:span text:style-name="T42_3"><text:s/></text:span><text:span text:style-name="T42_4">represents</text:span><text:span text:style-name="T42_5"><text:s/></text:span><text:span text:style-name="T42_6">left</text:span></text:p>
            <text:p text:style-name="P43"><text:span text:style-name="T43_1">0<text:s/></text:span><text:span text:style-name="T43_2">degrees</text:span><text:span text:style-name="T43_3"><text:s/></text:span><text:span text:style-name="T43_4">represents</text:span><text:span text:style-name="T43_5"><text:s/></text:span><text:span text:style-name="T43_6">up</text:span></text:p>
            <text:p text:style-name="P44"><text:span text:style-name="T44_1">180<text:s/></text:span><text:span text:style-name="T44_2">degrees</text:span><text:span text:style-name="T44_3"><text:s/></text:span><text:span text:style-name="T44_4">represents</text:span><text:span text:style-name="T44_5"><text:s/></text:span><text:span text:style-name="T44_6">down</text:span></text:p>
            <text:p text:style-name="P45"/>
            <text:p text:style-name="P46"><text:span text:style-name="T46_1">In</text:span><text:span text:style-name="T46_2"><text:s/></text:span><text:span text:style-name="T46_3">which</text:span><text:span text:style-name="T46_4"><text:s/></text:span><text:span text:style-name="T46_5">direction</text:span><text:span text:style-name="T46_6"><text:s/></text:span><text:span text:style-name="T46_7">is</text:span><text:span text:style-name="T46_8"><text:s/></text:span><text:span text:style-name="T46_9">the</text:span><text:span text:style-name="T46_10"><text:s/></text:span><text:span text:style-name="T46_11">Sprite</text:span><text:span text:style-name="T46_12"><text:s/></text:span><text:span text:style-name="T46_13">pointing</text:span><text:span text:style-name="T46_14"><text:s/></text:span><text:span text:style-name="T46_15">now</text:span><text:span text:style-name="T46_16">?</text:span></text:p>
            <text:p text:style-name="P47"/>
            <text:p text:style-name="P48"><text:span text:style-name="T48_1">Write</text:span><text:span text:style-name="T48_2"><text:s/></text:span><text:span text:style-name="T48_3">right</text:span><text:span text:style-name="T48_4"><text:s/></text:span><text:span text:style-name="T48_5">if</text:span><text:span text:style-name="T48_6"><text:s/></text:span><text:span text:style-name="T48_7">the</text:span><text:span text:style-name="T48_8"><text:s/></text:span><text:span text:style-name="T48_9">direction</text:span><text:span text:style-name="T48_10"><text:s/></text:span><text:span text:style-name="T48_11">is</text:span><text:span text:style-name="T48_12"><text:s/></text:span><text:span text:style-name="T48_13">right</text:span></text:p>
            <text:p text:style-name="P49"><text:span text:style-name="T49_1">Write</text:span><text:span text:style-name="T49_2"><text:s/></text:span><text:span text:style-name="T49_3">left</text:span><text:span text:style-name="T49_4"><text:s/></text:span><text:span text:style-name="T49_5">if</text:span><text:span text:style-name="T49_6"><text:s/></text:span><text:span text:style-name="T49_7">the</text:span><text:span text:style-name="T49_8"><text:s/></text:span><text:span text:style-name="T49_9">direction</text:span><text:span text:style-name="T49_10"><text:s/></text:span><text:span text:style-name="T49_11">is</text:span><text:span text:style-name="T49_12"><text:s/></text:span><text:span text:style-name="T49_13">left</text:span></text:p>
            <text:p text:style-name="P50"><text:span text:style-name="T50_1">Write</text:span><text:span text:style-name="T50_2"><text:s/></text:span><text:span text:style-name="T50_3">up</text:span><text:span text:style-name="T50_4"><text:s/></text:span><text:span text:style-name="T50_5">if</text:span><text:span text:style-name="T50_6"><text:s/></text:span><text:span text:style-name="T50_7">the</text:span><text:span text:style-name="T50_8"><text:s/></text:span><text:span text:style-name="T50_9">direction</text:span><text:span text:style-name="T50_10"><text:s/></text:span><text:span text:style-name="T50_11">is</text:span><text:span text:style-name="T50_12"><text:s/></text:span><text:span text:style-name="T50_13">up</text:span></text:p>
            <text:p text:style-name="P51"><text:span text:style-name="T51_1">Write</text:span><text:span text:style-name="T51_2"><text:s/></text:span><text:span text:style-name="T51_3">down</text:span><text:span text:style-name="T51_4"><text:s/></text:span><text:span text:style-name="T51_5">if</text:span><text:span text:style-name="T51_6"><text:s/></text:span><text:span text:style-name="T51_7">the</text:span><text:span text:style-name="T51_8"><text:s/></text:span><text:span text:style-name="T51_9">direction</text:span><text:span text:style-name="T51_10"><text:s/></text:span><text:span text:style-name="T51_11">is</text:span><text:span text:style-name="T51_12"><text:s/></text:span><text:span text:style-name="T51_13">down</text:span></text:p>
            <text:p text:style-name="P52"/>
            <text:p text:style-name="P53"><text:span text:style-name="T53_1">Write</text:span><text:span text:style-name="T53_2"><text:s/></text:span><text:span text:style-name="T53_3">your</text:span><text:span text:style-name="T53_4"><text:s/></text:span><text:span text:style-name="T53_5">answer</text:span><text:span text:style-name="T53_6"><text:s/></text:span><text:span text:style-name="T53_7">below</text:span></text:p>
          </table:table-cell>
        </table:table-row>
        <table:table-row table:style-name="Row12">
          <table:table-cell table:style-name="Cell12">
            <text:p text:style-name="P54"><text:span text:style-name="T54_1">Answer</text:span></text:p>
          </table:table-cell>
        </table:table-row>
        <table:table-row table:style-name="Row13">
          <table:table-cell table:style-name="Cell13">
            <text:p text:style-name="P55"/>
            <text:p text:style-name="P56"/>
            <text:p text:style-name="P57"/>
            <text:p text:style-name="P58"/>
            <text:p text:style-name="P59"/>
          </table:table-cell>
        </table:table-row>
      </table:table>
      <text:p text:style-name="P60"/>
      <text:p text:style-name="P61"/>
      <text:p text:style-name="P62"/>
      <text:p text:style-name="P63"/>
      <table:table table:style-name="Table5">
        <table:table-column table:style-name="Column5"/>
        <table:table-row table:style-name="Row14">
          <table:table-cell table:style-name="Cell14">
            <text:p text:style-name="P64"><text:span text:style-name="T64_1">Question</text:span><text:span text:style-name="T64_2"><text:s/>3</text:span></text:p>
          </table:table-cell>
        </table:table-row>
        <table:table-row table:style-name="Row15">
          <table:table-cell table:style-name="Cell15">
            <text:p text:style-name="P65"><text:span text:style-name="T65_1">A</text:span><text:span text:style-name="T65_2"><text:s/></text:span><text:span text:style-name="T65_3">student</text:span><text:span text:style-name="T65_4"><text:s/></text:span><text:span text:style-name="T65_5">creates</text:span><text:span text:style-name="T65_6"><text:s/></text:span><text:span text:style-name="T65_7">a</text:span><text:span text:style-name="T65_8"><text:s/></text:span><text:span text:style-name="T65_9">Script</text:span><text:span text:style-name="T65_10"><text:s/></text:span><text:span text:style-name="T65_11">for</text:span><text:span text:style-name="T65_12"><text:s/></text:span><text:span text:style-name="T65_13">a</text:span><text:span text:style-name="T65_14"><text:s/></text:span><text:span text:style-name="T65_15">Sprite</text:span><text:span text:style-name="T65_16"><text:s/></text:span><text:span text:style-name="T65_17">as</text:span><text:span text:style-name="T65_18"><text:s/></text:span><text:span text:style-name="T65_19">follows</text:span></text:p>
            <text:p text:style-name="P66"/>
            <text:p text:style-name="P67"><text:span text:style-name="T67_1">The</text:span><text:span text:style-name="T67_2"><text:s/></text:span><text:span text:style-name="T67_3">Sprite</text:span><text:span text:style-name="T67_4"><text:s/></text:span><text:span text:style-name="T67_5">has</text:span><text:span text:style-name="T67_6"><text:s/></text:span><text:span text:style-name="T67_7">a</text:span><text:span text:style-name="T67_8"><text:s/></text:span><text:span text:style-name="T67_9">variable</text:span><text:span text:style-name="T67_10"><text:s/></text:span><text:span text:style-name="T67_11">called</text:span><text:span text:style-name="T67_12"><text:s/></text:span><text:span text:style-name="T67_13">COUNT</text:span></text:p>
            <text:p text:style-name="P68"/>
            <text:p text:style-name="P69"/>
            <table:table table:style-name="Table6">
              <table:table-column table:style-name="Column6"/>
              <table:table-row table:style-name="Row16">
                <table:table-cell table:style-name="Cell16">
                  <text:p text:style-name="P70"><text:span text:style-name="T70_1">When</text:span><text:span text:style-name="T70_2"><text:s/></text:span><text:span text:style-name="T70_3">Flag</text:span><text:span text:style-name="T70_4"><text:s/></text:span><text:span text:style-name="T70_5">Clicked</text:span></text:p>
                </table:table-cell>
              </table:table-row>
              <table:table-row table:style-name="Row17">
                <table:table-cell table:style-name="Cell17">
                  <text:p text:style-name="P71"><text:span text:style-name="T71_1">set</text:span><text:span text:style-name="T71_2"><text:s/></text:span><text:span text:style-name="T71_3">COUNT</text:span><text:span text:style-name="T71_4"><text:s/></text:span><text:span text:style-name="T71_5">to</text:span><text:span text:style-name="T71_6"><text:s/>0</text:span></text:p>
                </table:table-cell>
              </table:table-row>
              <table:table-row table:style-name="Row18">
                <table:table-cell table:style-name="Cell18">
                  <text:p text:style-name="P72"><text:span text:style-name="T72_1">if</text:span><text:span text:style-name="T72_2"><text:s/>1<text:s/>&gt;<text:s/>2<text:s/></text:span><text:span text:style-name="T72_3">or</text:span><text:span text:style-name="T72_4"><text:s/>2<text:s/>&gt;<text:s/>3<text:s/></text:span><text:span text:style-name="T72_5">or</text:span><text:span text:style-name="T72_6"><text:s/>3<text:s/>&gt;<text:s/>4<text:s/></text:span><text:span text:style-name="T72_7">then</text:span></text:p>
                </table:table-cell>
              </table:table-row>
              <table:table-row table:style-name="Row19">
                <table:table-cell table:style-name="Cell19">
                  <text:p text:style-name="P73"><text:span text:style-name="T73_1">set</text:span><text:span text:style-name="T73_2"><text:s/></text:span><text:span text:style-name="T73_3">COUNT</text:span><text:span text:style-name="T73_4"><text:s/></text:span><text:span text:style-name="T73_5">to</text:span><text:span text:style-name="T73_6"><text:s/>1</text:span></text:p>
                </table:table-cell>
              </table:table-row>
            </table:table>
            <text:p text:style-name="P74"/>
            <text:p text:style-name="P75"/>
            <text:p text:style-name="P76"><text:span text:style-name="T76_1">What</text:span><text:span text:style-name="T76_2"><text:s/></text:span><text:span text:style-name="T76_3">will</text:span><text:span text:style-name="T76_4"><text:s/></text:span><text:span text:style-name="T76_5">the</text:span><text:span text:style-name="T76_6"><text:s/></text:span><text:span text:style-name="T76_7">value</text:span><text:span text:style-name="T76_8"><text:s/></text:span><text:span text:style-name="T76_9">of</text:span><text:span text:style-name="T76_10"><text:s/></text:span><text:span text:style-name="T76_11">COUNT</text:span><text:span text:style-name="T76_12"><text:s/></text:span><text:span text:style-name="T76_13">after</text:span><text:span text:style-name="T76_14"><text:s/></text:span><text:span text:style-name="T76_15">this</text:span><text:span text:style-name="T76_16"><text:s/></text:span><text:span text:style-name="T76_17">Script</text:span><text:span text:style-name="T76_18"><text:s/></text:span><text:span text:style-name="T76_19">executes</text:span><text:span text:style-name="T76_20">?</text:span></text:p>
            <text:p text:style-name="P77"/>
            <text:p text:style-name="P78"><text:span text:style-name="T78_1">Write</text:span><text:span text:style-name="T78_2"><text:s/></text:span><text:span text:style-name="T78_3">your</text:span><text:span text:style-name="T78_4"><text:s/></text:span><text:span text:style-name="T78_5">answer</text:span><text:span text:style-name="T78_6"><text:s/></text:span><text:span text:style-name="T78_7">below</text:span></text:p>
          </table:table-cell>
        </table:table-row>
        <table:table-row table:style-name="Row20">
          <table:table-cell table:style-name="Cell20">
            <text:p text:style-name="P79"><text:span text:style-name="T79_1">Answer</text:span></text:p>
          </table:table-cell>
        </table:table-row>
        <table:table-row table:style-name="Row21">
          <table:table-cell table:style-name="Cell21">
            <text:p text:style-name="P80"/>
            <text:p text:style-name="P81"/>
            <text:p text:style-name="P82"/>
            <text:p text:style-name="P83"/>
            <text:p text:style-name="P84"/>
          </table:table-cell>
        </table:table-row>
      </table:table>
      <text:p text:style-name="P85"/>
      <text:p text:style-name="P86"/>
      <table:table table:style-name="Table7">
        <table:table-column table:style-name="Column7"/>
        <table:table-row table:style-name="Row22">
          <table:table-cell table:style-name="Cell22">
            <text:p text:style-name="P87"><text:span text:style-name="T87_1">Question</text:span><text:span text:style-name="T87_2"><text:s/>4</text:span></text:p>
          </table:table-cell>
        </table:table-row>
        <table:table-row table:style-name="Row23">
          <table:table-cell table:style-name="Cell23">
            <text:p text:style-name="P88"><text:span text:style-name="T88_1">A</text:span><text:span text:style-name="T88_2"><text:s/></text:span><text:span text:style-name="T88_3">student</text:span><text:span text:style-name="T88_4"><text:s/></text:span><text:span text:style-name="T88_5">creates</text:span><text:span text:style-name="T88_6"><text:s/></text:span><text:span text:style-name="T88_7">a</text:span><text:span text:style-name="T88_8"><text:s/></text:span><text:span text:style-name="T88_9">Script</text:span><text:span text:style-name="T88_10"><text:s/></text:span><text:span text:style-name="T88_11">for</text:span><text:span text:style-name="T88_12"><text:s/></text:span><text:span text:style-name="T88_13">a</text:span><text:span text:style-name="T88_14"><text:s/></text:span><text:span text:style-name="T88_15">Sprite</text:span><text:span text:style-name="T88_16"><text:s/></text:span><text:span text:style-name="T88_17">as</text:span><text:span text:style-name="T88_18"><text:s/></text:span><text:span text:style-name="T88_19">follows</text:span></text:p>
            <text:p text:style-name="P89"/>
            <text:p text:style-name="P90"><text:span text:style-name="T90_1">The</text:span><text:span text:style-name="T90_2"><text:s/></text:span><text:span text:style-name="T90_3">Sprite</text:span><text:span text:style-name="T90_4"><text:s/></text:span><text:span text:style-name="T90_5">has</text:span><text:span text:style-name="T90_6"><text:s/></text:span><text:span text:style-name="T90_7">a</text:span><text:span text:style-name="T90_8"><text:s/></text:span><text:span text:style-name="T90_9">variable</text:span><text:span text:style-name="T90_10"><text:s/></text:span><text:span text:style-name="T90_11">called</text:span><text:span text:style-name="T90_12"><text:s/></text:span><text:span text:style-name="T90_13">COUNT</text:span></text:p>
            <text:p text:style-name="P91"/>
            <text:p text:style-name="P92"/>
            <table:table table:style-name="Table8">
              <table:table-column table:style-name="Column8"/>
              <table:table-row table:style-name="Row24">
                <table:table-cell table:style-name="Cell24">
                  <text:p text:style-name="P93"><text:span text:style-name="T93_1">When</text:span><text:span text:style-name="T93_2"><text:s/></text:span><text:span text:style-name="T93_3">Flag</text:span><text:span text:style-name="T93_4"><text:s/></text:span><text:span text:style-name="T93_5">Clicked</text:span></text:p>
                </table:table-cell>
              </table:table-row>
              <table:table-row table:style-name="Row25">
                <table:table-cell table:style-name="Cell25">
                  <text:p text:style-name="P94"><text:span text:style-name="T94_1">set</text:span><text:span text:style-name="T94_2"><text:s/></text:span><text:span text:style-name="T94_3">COUNT</text:span><text:span text:style-name="T94_4"><text:s/></text:span><text:span text:style-name="T94_5">to</text:span><text:span text:style-name="T94_6"><text:s/>0</text:span></text:p>
                </table:table-cell>
              </table:table-row>
              <table:table-row table:style-name="Row26">
                <table:table-cell table:style-name="Cell26">
                  <text:p text:style-name="P95"><text:span text:style-name="T95_1">if</text:span><text:span text:style-name="T95_2"><text:s/>1<text:s/>&lt;<text:s/>2<text:s/></text:span><text:span text:style-name="T95_3">or</text:span><text:span text:style-name="T95_4"><text:s/>2<text:s/>&gt;<text:s/>3<text:s/></text:span><text:span text:style-name="T95_5">or</text:span><text:span text:style-name="T95_6"><text:s/>3<text:s/>&gt;<text:s/>4<text:s/></text:span><text:span text:style-name="T95_7">then</text:span></text:p>
                </table:table-cell>
              </table:table-row>
              <table:table-row table:style-name="Row27">
                <table:table-cell table:style-name="Cell27">
                  <text:p text:style-name="P96"><text:span text:style-name="T96_1">set</text:span><text:span text:style-name="T96_2"><text:s/></text:span><text:span text:style-name="T96_3">COUNT</text:span><text:span text:style-name="T96_4"><text:s/></text:span><text:span text:style-name="T96_5">to</text:span><text:span text:style-name="T96_6"><text:s/>1</text:span></text:p>
                </table:table-cell>
              </table:table-row>
            </table:table>
            <text:p text:style-name="P97"/>
            <text:p text:style-name="P98"/>
            <text:p text:style-name="P99"><text:span text:style-name="T99_1">What</text:span><text:span text:style-name="T99_2"><text:s/></text:span><text:span text:style-name="T99_3">will</text:span><text:span text:style-name="T99_4"><text:s/></text:span><text:span text:style-name="T99_5">the</text:span><text:span text:style-name="T99_6"><text:s/></text:span><text:span text:style-name="T99_7">value</text:span><text:span text:style-name="T99_8"><text:s/></text:span><text:span text:style-name="T99_9">of</text:span><text:span text:style-name="T99_10"><text:s/></text:span><text:span text:style-name="T99_11">COUNT</text:span><text:span text:style-name="T99_12"><text:s/></text:span><text:span text:style-name="T99_13">after</text:span><text:span text:style-name="T99_14"><text:s/></text:span><text:span text:style-name="T99_15">this</text:span><text:span text:style-name="T99_16"><text:s/></text:span><text:span text:style-name="T99_17">Script</text:span><text:span text:style-name="T99_18"><text:s/></text:span><text:span text:style-name="T99_19">executes</text:span><text:span text:style-name="T99_20">?</text:span></text:p>
            <text:p text:style-name="P100"/>
            <text:p text:style-name="P101"><text:span text:style-name="T101_1">Write</text:span><text:span text:style-name="T101_2"><text:s/></text:span><text:span text:style-name="T101_3">your</text:span><text:span text:style-name="T101_4"><text:s/></text:span><text:span text:style-name="T101_5">answer</text:span><text:span text:style-name="T101_6"><text:s/></text:span><text:span text:style-name="T101_7">below</text:span></text:p>
          </table:table-cell>
        </table:table-row>
        <table:table-row table:style-name="Row28">
          <table:table-cell table:style-name="Cell28">
            <text:p text:style-name="P102"><text:span text:style-name="T102_1">Answer</text:span></text:p>
          </table:table-cell>
        </table:table-row>
        <table:table-row table:style-name="Row29">
          <table:table-cell table:style-name="Cell29">
            <text:p text:style-name="P103"/>
            <text:p text:style-name="P104"/>
            <text:p text:style-name="P105"/>
          </table:table-cell>
        </table:table-row>
      </table:table>
      <text:p text:style-name="P106"/>
      <text:p text:style-name="P107"/>
      <text:p text:style-name="P10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